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500000182DAE8E678B57265D4.png" manifest:media-type="image/png"/>
  <manifest:file-entry manifest:full-path="Pictures/10000201000000590000006B3B0EE6ED08CBD272.png" manifest:media-type="image/png"/>
  <manifest:file-entry manifest:full-path="Pictures/10000201000001A20000016E37B49DF8B11428DC.png" manifest:media-type="image/png"/>
  <manifest:file-entry manifest:full-path="Pictures/10000201000000570000006B8B25DB74174113EF.png" manifest:media-type="image/png"/>
  <manifest:file-entry manifest:full-path="Pictures/100002010000003E00000044B330B6AC1B6D3846.png" manifest:media-type="image/png"/>
  <manifest:file-entry manifest:full-path="Pictures/10000201000000590000006B479987D5B2BBA9A4.png" manifest:media-type="image/png"/>
  <manifest:file-entry manifest:full-path="Pictures/10000201000001EA0000004C0E6F7482320EAF7A.png" manifest:media-type="image/png"/>
  <manifest:file-entry manifest:full-path="Pictures/100002010000014A00000085297F8087D58BE079.png" manifest:media-type="image/png"/>
  <manifest:file-entry manifest:full-path="Pictures/100002010000045D000002AC8D9175FD256A5DF4.png" manifest:media-type="image/png"/>
  <manifest:file-entry manifest:full-path="Pictures/10000201000002250000004B9BE0D2DB99F96751.png" manifest:media-type="image/png"/>
  <manifest:file-entry manifest:full-path="Pictures/1000020100000866000003C6E68E9BE3A295F2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8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17cm, 0cm)"/>
    </style:style>
    <style:style style:name="gr12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25cm, 0cm)"/>
    </style:style>
    <style:style style:name="gr1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marker-start="msArrowEnd_20_9" draw:marker-start-width="0.35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draw:layer="layout" svg:width="21.522cm" svg:height="2.791cm" svg:x="12.208cm" svg:y="10.69cm">
          <text:p text:style-name="P1"><text:span text:style-name="T2">Activation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2" draw:text-style-name="P5" draw:layer="layout" svg:width="25.399cm" svg:height="1.961cm" svg:x="0.438cm" svg:y="0.464cm" presentation:class="title" presentation:user-transformed="true">
          <draw:text-box>
            <text:p text:style-name="P4"><text:span text:style-name="T3">Activation functions</text:span></text:p>
          </draw:text-box>
        </draw:frame>
        <draw:g draw:name="Group 94">
          <draw:custom-shape draw:name="TextBox 7" draw:style-name="gr4" draw:text-style-name="P2" draw:layer="layout" svg:width="1.501cm" svg:height="1.81cm" svg:x="1.951cm" svg:y="3.941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5" draw:text-style-name="P7" draw:layer="layout" svg:width="1.501cm" svg:height="1.81cm" svg:x="1.951cm" svg:y="3.941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4" draw:text-style-name="P2" draw:layer="layout" svg:width="1.466cm" svg:height="1.81cm" svg:x="1.951cm" svg:y="5.9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6" draw:text-style-name="P8" draw:layer="layout" svg:width="1.466cm" svg:height="1.81cm" svg:x="1.951cm" svg:y="5.9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4" draw:text-style-name="P2" draw:layer="layout" svg:width="1.502cm" svg:height="1.81cm" svg:x="1.951cm" svg:y="7.979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7" draw:text-style-name="P9" draw:layer="layout" svg:width="1.502cm" svg:height="1.81cm" svg:x="1.951cm" svg:y="7.979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0" draw:style-name="gr8" draw:text-style-name="P10" draw:layer="layout" svg:width="1.425cm" svg:height="1.981cm" svg:x="7.15cm" svg:y="6.83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" draw:style-name="gr8" draw:text-style-name="P10" draw:layer="layout" svg:width="1.425cm" svg:height="0.001cm" svg:x="7.15cm" svg:y="6.8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" draw:style-name="gr8" draw:text-style-name="P10" draw:layer="layout" svg:width="2.35cm" svg:height="0.023cm" svg:x="10.101cm" svg:y="6.8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3" draw:style-name="gr9" draw:text-style-name="P2" draw:layer="layout" svg:width="1.513cm" svg:height="1.702cm" svg:x="5.636cm" svg:y="4.00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4" draw:style-name="gr8" draw:text-style-name="P10" draw:layer="layout" svg:width="1.425cm" svg:height="1.978cm" svg:x="7.15cm" svg:y="4.8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5" draw:style-name="gr10" draw:text-style-name="P2" draw:layer="layout" svg:width="1.051cm" svg:height="1.128cm" svg:x="12.442cm" svg:y="6.417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11" draw:text-style-name="P11" draw:layer="layout" svg:width="1.051cm" svg:height="1.128cm" svg:x="12.442cm" svg:y="6.41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6" draw:style-name="gr9" draw:text-style-name="P2" draw:layer="layout" svg:width="1.513cm" svg:height="1.702cm" svg:x="5.636cm" svg:y="5.98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9" draw:text-style-name="P2" draw:layer="layout" svg:width="1.513cm" svg:height="1.708cm" svg:x="5.636cm" svg:y="7.96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9" draw:text-style-name="P2" draw:layer="layout" svg:width="1.513cm" svg:height="1.702cm" svg:x="8.576cm" svg:y="5.98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9" draw:style-name="gr8" draw:text-style-name="P10" draw:layer="layout" svg:width="2.18cm" svg:height="2.048cm" svg:x="3.455cm" svg:y="6.83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0" draw:style-name="gr8" draw:text-style-name="P10" draw:layer="layout" svg:width="2.18cm" svg:height="0.066cm" svg:x="3.455cm" svg:y="8.81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" draw:style-name="gr8" draw:text-style-name="P10" draw:layer="layout" svg:width="2.18cm" svg:height="4.027cm" svg:x="3.455cm" svg:y="4.8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2" draw:style-name="gr8" draw:text-style-name="P10" draw:layer="layout" svg:width="2.217cm" svg:height="0.029cm" svg:x="3.418cm" svg:y="6.83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" draw:style-name="gr8" draw:text-style-name="P10" draw:layer="layout" svg:width="2.217cm" svg:height="2.008cm" svg:x="3.418cm" svg:y="4.85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4" draw:style-name="gr8" draw:text-style-name="P10" draw:layer="layout" svg:width="2.217cm" svg:height="1.951cm" svg:x="3.418cm" svg:y="6.8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" draw:style-name="gr8" draw:text-style-name="P10" draw:layer="layout" svg:width="2.181cm" svg:height="0.009cm" svg:x="3.454cm" svg:y="4.8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6" draw:style-name="gr8" draw:text-style-name="P10" draw:layer="layout" svg:width="2.181cm" svg:height="1.988cm" svg:x="3.454cm" svg:y="4.8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7" draw:style-name="gr8" draw:text-style-name="P10" draw:layer="layout" svg:width="2.181cm" svg:height="3.97cm" svg:x="3.454cm" svg:y="4.84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88">
          <draw:custom-shape draw:name="TextBox 89" draw:style-name="gr10" draw:text-style-name="P2" draw:layer="layout" svg:width="8.304cm" svg:height="1.278cm" svg:x="5.636cm" svg:y="12.955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9" draw:style-name="gr12" draw:text-style-name="P12" draw:layer="layout" svg:width="8.304cm" svg:height="1.278cm" svg:x="5.636cm" svg:y="12.955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0" draw:style-name="gr10" draw:text-style-name="P2" draw:layer="layout" svg:width="6.019cm" svg:height="1.405cm" svg:x="5.636cm" svg:y="14.41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3" draw:text-style-name="P2" draw:layer="layout" svg:width="6.019cm" svg:height="1.405cm" svg:x="5.636cm" svg:y="14.41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1" draw:style-name="gr10" draw:text-style-name="P2" draw:layer="layout" svg:width="9.299cm" svg:height="1.278cm" svg:x="5.636cm" svg:y="15.87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1" draw:style-name="gr14" draw:text-style-name="P13" draw:layer="layout" svg:width="9.299cm" svg:height="1.278cm" svg:x="5.636cm" svg:y="15.87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2" draw:style-name="gr10" draw:text-style-name="P2" draw:layer="layout" svg:width="6.019cm" svg:height="1.405cm" svg:x="5.636cm" svg:y="17.337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13" draw:text-style-name="P2" draw:layer="layout" svg:width="6.019cm" svg:height="1.405cm" svg:x="5.636cm" svg:y="17.33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3" draw:style-name="gr2" draw:text-style-name="P2" draw:layer="layout" svg:width="4.834cm" svg:height="1.605cm" svg:x="1.976cm" svg:y="10.974cm">
          <text:p text:style-name="P6"><text:span text:style-name="T5">Given x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15" draw:text-style-name="P10" draw:layer="layout" svg:width="29.527cm" svg:height="18.096cm" svg:x="3.537cm" svg:y="0.574cm">
          <draw:image xlink:href="Pictures/100002010000045D000002AC8D9175FD256A5D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Title 1" draw:style-name="gr16" draw:text-style-name="P15" draw:layer="layout" svg:width="29.328cm" svg:height="1.961cm" svg:x="0.438cm" svg:y="0.464cm">
          <text:p text:style-name="P14"><text:span text:style-name="T3">Pros and cons of activation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0">
          <draw:frame draw:name="Picture 82" draw:style-name="gr15" draw:text-style-name="P10" draw:layer="layout" svg:width="8.413cm" svg:height="3.553cm" svg:x="1.863cm" svg:y="3.977cm">
            <draw:image xlink:href="Pictures/1000020100000866000003C6E68E9BE3A295F2BB.png" xlink:type="simple" xlink:show="embed" xlink:actuate="onLoad">
              <text:p/>
            </draw:image>
          </draw:frame>
          <draw:custom-shape draw:name="TextBox 12" draw:style-name="gr2" draw:text-style-name="P2" draw:layer="layout" svg:width="1.13cm" svg:height="1.603cm" svg:x="6.14cm" svg:y="2.171cm">
            <text:p text:style-name="P6"><text:span text:style-name="T5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5">
            <draw:g draw:name="Group 10">
              <draw:custom-shape draw:name="Straight Arrow Connector 5" draw:style-name="gr17" draw:text-style-name="P10" draw:layer="layout" svg:width="9.569cm" svg:height="0.001cm" svg:x="1.332cm" svg:y="7.433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7" draw:style-name="gr17" draw:text-style-name="P10" draw:layer="layout" svg:width="0.001cm" svg:height="4.093cm" svg:x="6.117cm" svg:y="3.33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Box 11" draw:style-name="gr2" draw:text-style-name="P2" draw:layer="layout" svg:width="1.045cm" svg:height="1.603cm" svg:x="10.626cm" svg:y="6.827cm">
              <text:p text:style-name="P6"><text:span text:style-name="T5">z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" draw:style-name="gr2" draw:text-style-name="P2" draw:layer="layout" svg:width="4.321cm" svg:height="1.436cm" svg:x="1.188cm" svg:y="8.404cm">
              <text:p text:style-name="P6"><text:span text:style-name="T6">sigmoid: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" draw:style-name="gr10" draw:text-style-name="P2" draw:layer="layout" svg:width="5.585cm" svg:height="2.132cm" svg:x="5.659cm" svg:y="7.918cm">
              <text:p text:style-name="P6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" draw:style-name="gr18" draw:text-style-name="P16" draw:layer="layout" svg:width="5.585cm" svg:height="2.132cm" svg:x="5.659cm" svg:y="7.918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" xml:id="id3" draw:id="id3">
          <draw:g draw:name="Group 41">
            <draw:g draw:name="Group 42">
              <draw:g draw:name="Group 45">
                <draw:custom-shape draw:name="Straight Arrow Connector 47" draw:style-name="gr17" draw:text-style-name="P10" draw:layer="layout" svg:width="9.629cm" svg:height="0.001cm" svg:x="20.024cm" svg:y="16.91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Straight Arrow Connector 48" draw:style-name="gr17" draw:text-style-name="P10" draw:layer="layout" svg:width="0.001cm" svg:height="4.353cm" svg:x="24.84cm" svg:y="12.554cm">
                  <text:p/>
                  <draw:enhanced-geometry draw:mirror-horizontal="false" draw:mirror-vertical="true" svg:viewBox="0 0 21600 21600" draw:type="mso-spt32" draw:enhanced-path="M 0 0 L 21600 21600 N"/>
                </draw:custom-shape>
              </draw:g>
              <draw:custom-shape draw:name="TextBox 46" draw:style-name="gr2" draw:text-style-name="P2" draw:layer="layout" svg:width="1.045cm" svg:height="1.605cm" svg:x="29.665cm" svg:y="16.333cm">
                <text:p text:style-name="P6"><text:span text:style-name="T5">z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line draw:name="Straight Connector 43" draw:style-name="gr19" draw:text-style-name="P10" draw:layer="layout" svg:x1="24.839cm" svg:y1="16.884cm" svg:x2="28.83cm" svg:y2="12.931cm">
              <text:p/>
            </draw:line>
            <draw:line draw:name="Straight Connector 44" draw:style-name="gr19" draw:text-style-name="P10" draw:layer="layout" svg:x1="20.637cm" svg:y1="17.286cm" svg:x2="24.839cm" svg:y2="16.879cm">
              <text:p/>
            </draw:line>
          </draw:g>
          <draw:custom-shape draw:name="TextBox 49" draw:style-name="gr2" draw:text-style-name="P2" draw:layer="layout" svg:width="1.13cm" svg:height="1.605cm" svg:x="24.817cm" svg:y="11.307cm">
            <text:p text:style-name="P6"><text:span text:style-name="T5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9" xml:id="id1" draw:id="id1">
          <draw:custom-shape draw:name="TextBox 18" draw:style-name="gr2" draw:text-style-name="P2" draw:layer="layout" svg:width="1.108cm" svg:height="1.605cm" svg:x="29.544cm" svg:y="5.651cm">
            <text:p text:style-name="P6"><text:span text:style-name="T5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2" draw:text-style-name="P2" draw:layer="layout" svg:width="1.13cm" svg:height="1.605cm" svg:x="24.817cm" svg:y="2.26cm">
            <text:p text:style-name="P6"><text:span text:style-name="T5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8">
            <draw:frame draw:name="Picture 87" draw:style-name="gr15" draw:text-style-name="P10" draw:layer="layout" svg:width="8.413cm" svg:height="3.779cm" svg:x="20.603cm" svg:y="4.286cm">
              <draw:image xlink:href="Pictures/1000020100000866000003C6E68E9BE3A295F2BB.png" xlink:type="simple" xlink:show="embed" xlink:actuate="onLoad">
                <text:p/>
              </draw:image>
            </draw:frame>
            <draw:g draw:name="Group 86">
              <draw:custom-shape draw:name="Straight Arrow Connector 21" draw:style-name="gr17" draw:text-style-name="P10" draw:layer="layout" svg:width="9.569cm" svg:height="0.001cm" svg:x="20.024cm" svg:y="6.1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85" draw:style-name="gr20" draw:text-style-name="P10" draw:layer="layout" svg:width="0.001cm" svg:height="5.581cm" svg:x="24.81cm" svg:y="3.386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draw:g>
        <draw:g draw:name="Group 6" xml:id="id2" draw:id="id2">
          <draw:g draw:name="Group 2">
            <draw:g draw:name="Group 38">
              <draw:g draw:name="Group 23">
                <draw:g draw:name="Group 24">
                  <draw:custom-shape draw:name="Straight Arrow Connector 28" draw:style-name="gr17" draw:text-style-name="P10" draw:layer="layout" svg:width="9.569cm" svg:height="0.001cm" svg:x="1.16cm" svg:y="16.461cm">
                    <text:p/>
                    <draw:enhanced-geometry draw:mirror-horizontal="false" draw:mirror-vertical="false" svg:viewBox="0 0 21600 21600" draw:type="mso-spt32" draw:enhanced-path="M 0 0 L 21600 21600 N"/>
                  </draw:custom-shape>
                  <draw:custom-shape draw:name="Straight Arrow Connector 29" draw:style-name="gr17" draw:text-style-name="P10" draw:layer="layout" svg:width="0.001cm" svg:height="4.353cm" svg:x="5.945cm" svg:y="12.105cm">
                    <text:p/>
                    <draw:enhanced-geometry draw:mirror-horizontal="false" draw:mirror-vertical="true" svg:viewBox="0 0 21600 21600" draw:type="mso-spt32" draw:enhanced-path="M 0 0 L 21600 21600 N"/>
                  </draw:custom-shape>
                </draw:g>
                <draw:custom-shape draw:name="TextBox 25" draw:style-name="gr2" draw:text-style-name="P2" draw:layer="layout" svg:width="1.045cm" svg:height="1.605cm" svg:x="10.488cm" svg:y="15.854cm">
                  <text:p text:style-name="P6"><text:span text:style-name="T5">z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Straight Connector 31" draw:style-name="gr19" draw:text-style-name="P10" draw:layer="layout" svg:x1="5.945cm" svg:y1="16.435cm" svg:x2="9.911cm" svg:y2="12.482cm">
                <text:p/>
              </draw:line>
              <draw:line draw:name="Straight Connector 34" draw:style-name="gr21" draw:text-style-name="P10" draw:layer="layout" svg:x1="1.597cm" svg:y1="16.433cm" svg:x2="5.945cm" svg:y2="16.43cm">
                <text:p/>
              </draw:line>
            </draw:g>
            <draw:custom-shape draw:name="TextBox 40" draw:style-name="gr2" draw:text-style-name="P2" draw:layer="layout" svg:width="1.13cm" svg:height="1.605cm" svg:x="5.958cm" svg:y="10.802cm">
              <text:p text:style-name="P6"><text:span text:style-name="T5">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50" draw:style-name="gr19" draw:text-style-name="P10" draw:layer="layout" svg:x1="1.597cm" svg:y1="16.43cm" svg:x2="5.972cm" svg:y2="16.427cm">
            <text:p/>
          </draw:line>
        </draw:g>
        <draw:frame draw:name="Ink 4" draw:style-name="gr15" draw:text-style-name="P10" draw:layer="layout" svg:width="30.585cm" svg:height="10.195cm" svg:x="1.685cm" svg:y="8.405cm">
          <draw:image xlink:href="Pictures/100002010000048500000182DAE8E678B57265D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590000006B479987D5B2BBA9A4.png" xlink:type="simple" xlink:show="embed" xlink:actuate="onLoad"/>
    <draw:fill-image draw:name="msFillBitmap_20_2" draw:display-name="msFillBitmap 2" xlink:href="Pictures/10000201000000570000006B8B25DB74174113EF.png" xlink:type="simple" xlink:show="embed" xlink:actuate="onLoad"/>
    <draw:fill-image draw:name="msFillBitmap_20_3" draw:display-name="msFillBitmap 3" xlink:href="Pictures/10000201000000590000006B3B0EE6ED08CBD272.png" xlink:type="simple" xlink:show="embed" xlink:actuate="onLoad"/>
    <draw:fill-image draw:name="msFillBitmap_20_4" draw:display-name="msFillBitmap 4" xlink:href="Pictures/100002010000003E00000044B330B6AC1B6D3846.png" xlink:type="simple" xlink:show="embed" xlink:actuate="onLoad"/>
    <draw:fill-image draw:name="msFillBitmap_20_5" draw:display-name="msFillBitmap 5" xlink:href="Pictures/10000201000001EA0000004C0E6F7482320EAF7A.png" xlink:type="simple" xlink:show="embed" xlink:actuate="onLoad"/>
    <draw:fill-image draw:name="msFillBitmap_20_6" draw:display-name="msFillBitmap 6" xlink:href="Pictures/10000201000002250000004B9BE0D2DB99F96751.png" xlink:type="simple" xlink:show="embed" xlink:actuate="onLoad"/>
    <draw:fill-image draw:name="msFillBitmap_20_7" draw:display-name="msFillBitmap 7" xlink:href="Pictures/100002010000014A00000085297F8087D58BE079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text-align="start"/>
      <style:text-properties fo:font-size="28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37B49DF8B11428DC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4" draw:text-style-name="MP12" draw:layer="backgroundobjects" svg:width="25.399cm" svg:height="6.631cm" svg:x="4.233cm" svg:y="3.118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3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5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88cm" svg:y="17.922cm">
        <text:p text:style-name="MP13"><text:span text:style-name="MT4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8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5">Click to edit Master title style</text:span></text:p>
        </draw:text-box>
      </draw:frame>
      <draw:frame draw:name="Content Placeholder 2" presentation:style-name="Mpr9" draw:text-style-name="MP19" draw:layer="backgroundobjects" svg:width="29.209cm" svg:height="12.086cm" svg:x="2.328cm" svg:y="5.071cm" presentation:class="outline" presentation:user-transformed="true">
        <draw:text-box>
          <text:list text:style-name="ML7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7"><text:span text:style-name="MT6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10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88cm" svg:y="17.922cm">
        <text:p text:style-name="MP13"><text:span text:style-name="MT4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16</meta:editing-cycles>
    <meta:creation-date>2017-07-06T01:31:26</meta:creation-date>
    <dc:date>2017-07-09T01:54:41</dc:date>
    <meta:editing-duration>PT18H37M</meta:editing-duration>
    <meta:generator>LibreOffice/5.1.6.2$Linux_X86_64 LibreOffice_project/10m0$Build-2</meta:generator>
    <meta:document-statistic meta:object-count="13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